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FactoryServic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Service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FactoryService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FactoryService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Service.getInstanc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Service.getInstan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FactoryServic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